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modern" style:font-pitch="variable"/>
    <style:font-face style:name="Meiryo UI" svg:font-family="'Meiryo UI'" style:font-family-generic="modern" style:font-pitch="variable"/>
    <style:font-face style:name="游ゴシック1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158466" draw:marker-start-width="0.279cm" draw:marker-end-width="0.279cm" draw:fill="none" draw:fill-color="#ffffff" draw:textarea-horizontal-align="left" draw:auto-grow-height="true" draw:auto-grow-width="true" fo:min-height="0.7cm" fo:min-width="3.177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draw:fill="none" fo:min-height="1.417cm"/>
      <style:paragraph-properties style:writing-mode="lr-tb"/>
    </style:style>
    <style:style style:name="gr3" style:family="graphic" style:parent-style-name="standard">
      <style:graphic-properties draw:stroke="solid" svg:stroke-width="0.053cm" svg:stroke-color="#34a43e" draw:marker-start-width="0.279cm" draw:marker-end-width="0.279cm" draw:fill="none" draw:fill-color="#ffffff" draw:textarea-horizontal-align="left" draw:auto-grow-height="true" draw:auto-grow-width="true" fo:min-height="0.78cm" fo:min-width="1.41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.053cm" svg:stroke-color="#3465a4" draw:marker-start-width="0.279cm" draw:marker-end-width="0.279cm" draw:fill="none" draw:fill-color="#ffffff" draw:textarea-horizontal-align="left" draw:auto-grow-height="true" draw:auto-grow-width="true" fo:min-height="1.416cm" fo:min-width="3.81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2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6cm"/>
      <style:paragraph-properties style:writing-mode="lr-tb"/>
    </style:style>
    <style:style style:name="gr7" style:family="graphic" style:parent-style-name="objectwithoutfill">
      <style:graphic-properties svg:stroke-color="#158466" draw:marker-end="線の終点_20_5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2.288cm"/>
      <style:paragraph-properties style:writing-mode="lr-tb"/>
    </style:style>
    <style:style style:name="gr9" style:family="graphic" style:parent-style-name="standard">
      <style:graphic-properties draw:stroke="solid" svg:stroke-width="0.081cm" svg:stroke-color="#00a933" draw:marker-start-width="0.321cm" draw:marker-end-width="0.321cm" draw:fill="none" draw:fill-color="#ffffff" draw:textarea-horizontal-align="left" draw:auto-grow-height="true" draw:auto-grow-width="true" fo:min-height="1.013cm" fo:min-width="1.839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solid" svg:stroke-width="0.053cm" svg:stroke-color="#34a43e" draw:marker-start-width="0.279cm" draw:marker-end-width="0.279cm" draw:fill="none" draw:fill-color="#ffffff" draw:textarea-horizontal-align="left" draw:auto-grow-height="true" draw:auto-grow-width="true" fo:min-height="1.013cm" fo:min-width="1.839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color="#00a933" draw:fill-color="#158466" draw:textarea-vertical-align="middle"/>
    </style:style>
    <style:style style:name="gr12" style:family="graphic" style:parent-style-name="standard">
      <style:graphic-properties svg:stroke-color="#00a933" svg:stroke-opacity="100%" draw:fill-color="#158466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1.831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outline1" style:list-style-name="L2">
      <style:graphic-properties fo:min-height="8.884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size-asian="18pt"/>
    </style:style>
    <style:style style:name="P2" style:family="paragraph">
      <style:paragraph-properties fo:margin-top="0.5cm" fo:margin-bottom="0cm" fo:text-align="center"/>
      <style:text-properties fo:hyphenate="false" loext:hyphenation-no-caps="false"/>
    </style:style>
    <style:style style:name="P3" style:family="paragraph">
      <style:paragraph-properties style:writing-mode="lr-tb"/>
    </style:style>
    <style:style style:name="P4" style:family="paragraph">
      <style:paragraph-properties fo:margin-top="0.5cm" fo:margin-bottom="0cm"/>
      <style:text-properties fo:hyphenate="false" loext:hyphenation-no-caps="false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style:font-name="Meiryo UI" fo:font-size="26pt" style:font-name-asian="Meiryo UI" style:font-size-asian="26pt" style:font-size-complex="26pt" fo:hyphenate="false" loext:hyphenation-no-caps="false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4" style:family="paragraph">
      <loext:graphic-properties draw:fill-color="#158466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style:font-size-asian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" fo:font-size="36pt" fo:font-style="normal" fo:text-shadow="none" style:text-underline-style="none" fo:font-weight="normal" style:letter-kerning="true" fo:background-color="transparent" style:font-name-asian="Meiryo U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游ゴシック1" fo:font-size="20pt" fo:font-weight="bold" style:font-name-asian="游ゴシック1" style:font-size-asian="20pt" style:font-weight-asian="bold" style:font-size-complex="2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draw:style-name="gr1" draw:text-style-name="P1" xml:id="id4" draw:id="id4" draw:layer="layout" svg:width="3.729cm" svg:height="1.002cm" svg:x="20.218cm" svg:y="12.2cm">
          <draw:text-box>
            <text:p><text:span text:style-name="T1">スポンサー</text:span></text:p>
          </draw:text-box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"><text:span text:style-name="T2">OSS Gate</text:span><text:span text:style-name="T2">オンボーディングの役割</text:span></text:p>
              </text:list-header>
            </text:list>
          </draw:text-box>
        </draw:frame>
        <draw:frame presentation:style-name="pr2" draw:text-style-name="P6" draw:layer="layout" svg:width="15.1cm" svg:height="10.815cm" svg:x="1.4cm" svg:y="3.685cm" presentation:class="outline" presentation:user-transformed="true">
          <draw:text-box>
            <text:list text:style-name="L3">
              <text:list-header>
                <text:p text:style-name="P4"><text:span text:style-name="T3"><text:s/></text:span><text:span text:style-name="T4">新人：これから継続的に対象の</text:span><text:span text:style-name="T4">OSS</text:span><text:span text:style-name="T4">の開発に参加したい人。</text:span></text:p>
                <text:p text:style-name="P5"><text:span text:style-name="T4"><text:s/></text:span><text:span text:style-name="T4">先輩：すでに対象の</text:span><text:span text:style-name="T4">OSS</text:span><text:span text:style-name="T4">の開発の知見がある人。新人を支援します。</text:span></text:p>
                <text:p text:style-name="P5"><text:span text:style-name="T4">運営：新人・先輩・スポンサーが「対象の</text:span><text:span text:style-name="T4">OSS</text:span><text:span text:style-name="T4">に継続的に開発する人を増やす」ために活動すること全般を支援します。</text:span></text:p>
              </text:list-header>
              <text:list-item>
                <text:p text:style-name="P5"><text:span text:style-name="T4">スポンサー：先輩</text:span><text:span text:style-name="T4">(and/or)</text:span><text:span text:style-name="T4">運営が新人を支援するためのリソースを提供する組織。</text:span><text:span text:style-name="T4"><text:tab/></text:span></text:p>
              </text:list-item>
              <text:list-item>
                <text:p text:style-name="P5"/>
                <text:list>
                  <text:list-header>
                    <text:p text:style-name="P5"><text:span text:style-name="T5"/></text:p>
                  </text:list-header>
                </text:list>
              </text:list-item>
            </text:list>
          </draw:text-box>
        </draw:frame>
        <draw:frame draw:style-name="gr2" draw:text-style-name="P8" draw:layer="layout" svg:width="14.349cm" svg:height="1.667cm" svg:x="12.801cm" svg:y="13.034cm">
          <draw:text-box>
            <text:p text:style-name="P7"><text:span text:style-name="T6"/></text:p>
            <text:p text:style-name="P7"><text:span text:style-name="T7">参考</text:span><text:span text:style-name="T7">:https://oss-gate.github.io/on-boarding/about/</text:span></text:p>
          </draw:text-box>
        </draw:frame>
        <draw:frame draw:style-name="gr3" draw:text-style-name="P9" xml:id="id1" draw:id="id1" draw:layer="layout" svg:width="1.968cm" svg:height="1.082cm" svg:x="16.732cm" svg:y="8.6cm">
          <draw:text-box>
            <text:p><text:span text:style-name="T8">運営</text:span></text:p>
          </draw:text-box>
        </draw:frame>
        <draw:frame draw:style-name="gr4" draw:text-style-name="P10" draw:layer="layout" svg:width="4.364cm" svg:height="1.718cm" svg:x="19.9cm" svg:y="3.4cm">
          <draw:text-box>
            <text:p><text:span text:style-name="T9">対象</text:span><text:span text:style-name="T9">OSS</text:span></text:p>
            <text:p><text:span text:style-name="T9">プロジェクト</text:span></text:p>
          </draw:text-box>
        </draw:frame>
        <draw:frame draw:style-name="gr5" draw:text-style-name="P11" draw:layer="layout" svg:width="3.702cm" svg:height="0.755cm" svg:x="22.5cm" svg:y="8.345cm">
          <draw:text-box>
            <text:p><text:span text:style-name="T10">支援・道先案内</text:span></text:p>
          </draw:text-box>
        </draw:frame>
        <draw:frame draw:style-name="gr6" draw:text-style-name="P11" draw:layer="layout" svg:width="4.16cm" svg:height="0.755cm" svg:x="22.5cm" svg:y="5.5cm">
          <draw:text-box>
            <text:p><text:span text:style-name="T10">コントリビュート</text:span></text:p>
          </draw:text-box>
        </draw:frame>
        <draw:line draw:style-name="gr7" draw:text-style-name="P12" draw:layer="layout" svg:x1="22cm" svg:y1="12.2cm" svg:x2="22cm" svg:y2="10.7cm">
          <text:p/>
        </draw:line>
        <draw:frame draw:style-name="gr8" draw:text-style-name="P11" draw:layer="layout" svg:width="2.788cm" svg:height="1.259cm" svg:x="22.712cm" svg:y="10.8cm">
          <draw:text-box>
            <text:p><text:span text:style-name="T10">リソースの</text:span></text:p>
            <text:p><text:span text:style-name="T10">提供</text:span></text:p>
          </draw:text-box>
        </draw:frame>
        <draw:line draw:style-name="gr7" draw:text-style-name="P12" draw:layer="layout" svg:x1="22cm" svg:y1="9.443cm" svg:x2="22cm" svg:y2="7.943cm">
          <text:p/>
        </draw:line>
        <draw:line draw:style-name="gr7" draw:text-style-name="P12" draw:layer="layout" svg:x1="22cm" svg:y1="6.544cm" svg:x2="22cm" svg:y2="5.044cm">
          <text:p/>
        </draw:line>
        <draw:frame draw:style-name="gr9" draw:text-style-name="P13" xml:id="id2" draw:id="id2" draw:layer="layout" svg:width="2.419cm" svg:height="1.343cm" svg:x="20.873cm" svg:y="6.6cm">
          <draw:text-box>
            <text:p><text:span text:style-name="T5">新人</text:span></text:p>
          </draw:text-box>
        </draw:frame>
        <draw:frame draw:style-name="gr10" draw:text-style-name="P13" xml:id="id3" draw:id="id3" draw:layer="layout" svg:width="2.391cm" svg:height="1.315cm" svg:x="20.887cm" svg:y="9.385cm">
          <draw:text-box>
            <text:p><text:span text:style-name="T5">先輩</text:span></text:p>
          </draw:text-box>
        </draw:frame>
        <draw:connector draw:style-name="gr11" draw:text-style-name="P14" draw:layer="layout" svg:x1="17.716cm" svg:y1="8.6cm" svg:x2="20.873cm" svg:y2="7.271cm" draw:start-shape="id1" draw:start-glue-point="0" draw:end-shape="id2" draw:end-glue-point="3" svg:d="M17716 8600v-1329h3157" svg:viewBox="0 0 3158 1330">
          <text:p/>
        </draw:connector>
        <draw:connector draw:style-name="gr12" draw:text-style-name="P14" draw:layer="layout" svg:x1="18.7cm" svg:y1="9.141cm" svg:x2="20.887cm" svg:y2="10.042cm" draw:start-shape="id1" draw:start-glue-point="1" draw:end-shape="id3" draw:end-glue-point="3" svg:d="M18700 9141h1094v901h1093" svg:viewBox="0 0 2188 902">
          <text:p/>
        </draw:connector>
        <draw:connector draw:style-name="gr11" draw:text-style-name="P14" draw:layer="layout" svg:x1="17.716cm" svg:y1="9.682cm" svg:x2="20.218cm" svg:y2="12.701cm" draw:start-shape="id1" draw:start-glue-point="2" draw:end-shape="id4" draw:end-glue-point="3" svg:d="M17716 9682v3019h2502" svg:viewBox="0 0 2503 3020">
          <text:p/>
        </draw:connector>
        <draw:frame draw:style-name="gr13" draw:text-style-name="P11" draw:layer="layout" svg:width="2.331cm" svg:height="1.259cm" svg:x="17.612cm" svg:y="9.741cm">
          <draw:text-box>
            <text:p><text:span text:style-name="T10">いろいろ</text:span></text:p>
            <text:p><text:span text:style-name="T10">サポート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modern" style:font-pitch="variable"/>
    <style:font-face style:name="Meiryo UI" svg:font-family="'Meiryo UI'" style:font-family-generic="modern" style:font-pitch="variable"/>
    <style:font-face style:name="游ゴシック1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5" draw:display-name="線の終点 5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9T16:47:28.252000000</meta:creation-date>
    <dc:date>2021-10-22T08:45:39.763000000</dc:date>
    <meta:editing-duration>P1DT17H12M57S</meta:editing-duration>
    <meta:editing-cycles>7</meta:editing-cycles>
    <meta:generator>LibreOffice/7.1.2.2$Windows_X86_64 LibreOffice_project/8a45595d069ef5570103caea1b71cc9d82b2aae4</meta:generator>
    <meta:document-statistic meta:object-count="41"/>
  </office:meta>
</office:document-meta>
</file>